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9">
      <style:text-properties officeooo:paragraph-rsid="00032d62"/>
    </style:style>
    <style:style style:name="P11" style:family="paragraph" style:parent-style-name="Heading_20_3">
      <style:text-properties officeooo:paragraph-rsid="00032d62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Temel Finansal Okuryazarlık Eğitimi Müfredatı</text:span></text:h>
      <text:h text:style-name="Heading_20_3" text:outline-level="3"><text:span text:style-name="Strong_20_Emphasis">1. Genel Amaç</text:span></text:h>
      <text:p text:style-name="Text_20_body">Katılımcılara kişisel finansın temellerini öğretmek, para yönetimi, bütçeleme, tasarruf, yatırım ve borç yönetimi konularında farkındalık kazandırmak.</text:p>
      <text:h text:style-name="Heading_20_3" text:outline-level="3"><text:span text:style-name="Strong_20_Emphasis">2. Eğitim Süresi</text:span></text:h>
      <text:list text:style-name="L1">
        <text:list-item>
          <text:p text:style-name="P1">8–10 seans (her biri 1.5–2 saat)</text:p>
        </text:list-item>
        <text:list-item>
          <text:p text:style-name="P1">Her seans:</text:p>
          <text:list>
            <text:list-item>
              <text:p text:style-name="P1">Teorik anlatım: %40</text:p>
            </text:list-item>
            <text:list-item>
              <text:p text:style-name="P1">Uygulama ve oyun/aktivite: %60</text:p>
            </text:list-item>
          </text:list>
        </text:list-item>
      </text:list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3. Seans Planı ve Konular</text:span></text:h>
      <text:h text:style-name="Heading_20_4" text:outline-level="4"><text:span text:style-name="Strong_20_Emphasis">Seans 1: Finansal Okuryazarlığa Giriş</text:span></text:h>
      <text:list text:style-name="L2">
        <text:list-item>
          <text:p text:style-name="P2">Konular:</text:p>
          <text:list>
            <text:list-item>
              <text:p text:style-name="P2">Para nedir ve finansal okuryazarlık neden önemlidir</text:p>
            </text:list-item>
            <text:list-item>
              <text:p text:style-name="P2">Kişisel finansın temel kavramları (gelir, gider, tasarruf)</text:p>
            </text:list-item>
          </text:list>
        </text:list-item>
        <text:list-item>
          <text:p text:style-name="P2">Uygulama:</text:p>
          <text:list>
            <text:list-item>
              <text:p text:style-name="P2">Basit gelir-gider tablosu oluşturma</text:p>
            </text:list-item>
          </text:list>
        </text:list-item>
        <text:list-item>
          <text:p text:style-name="P2">Araç:</text:p>
          <text:list>
            <text:list-item>
              <text:p text:style-name="P2">Excel veya Google Sheets ile mini bütçe uygulaması</text:p>
            </text:list-item>
          </text:list>
        </text:list-item>
      </text:list>
      <text:p text:style-name="Horizontal_20_Line"/>
      <text:h text:style-name="Heading_20_4" text:outline-level="4"><text:span text:style-name="Strong_20_Emphasis">Seans 2: Bütçe ve Harcama Yönetimi</text:span></text:h>
      <text:list text:style-name="L3">
        <text:list-item>
          <text:p text:style-name="P3">Konular:</text:p>
          <text:list>
            <text:list-item>
              <text:p text:style-name="P3">Gelir ve gider analizi</text:p>
            </text:list-item>
            <text:list-item>
              <text:p text:style-name="P3">Bütçe hazırlama yöntemleri (50/30/20 kuralı gibi)</text:p>
            </text:list-item>
            <text:list-item>
              <text:p text:style-name="P3">Önceliklendirme ve gereksiz harcamaların tespiti</text:p>
            </text:list-item>
          </text:list>
        </text:list-item>
        <text:list-item>
          <text:p text:style-name="P3">Uygulama:</text:p>
          <text:list>
            <text:list-item>
              <text:p text:style-name="P3">Kendi bütçesini oluşturma ve simülasyon</text:p>
            </text:list-item>
          </text:list>
        </text:list-item>
        <text:list-item>
          <text:p text:style-name="P3">Araç:</text:p>
          <text:list>
            <text:list-item>
              <text:p text:style-name="P3"><text:span text:style-name="Strong_20_Emphasis">Masa oyunu:</text:span> Monopoly veya The Game of Life (para yönetimi pratikleri için)</text:p>
            </text:list-item>
          </text:list>
        </text:list-item>
      </text:list>
      <text:p text:style-name="Horizontal_20_Line"/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Seans 3: Tasarruf ve Acil Durum Fonları</text:span></text:h>
      <text:list text:style-name="L4">
        <text:list-item>
          <text:p text:style-name="P4">Konular:</text:p>
          <text:list>
            <text:list-item>
              <text:p text:style-name="P4">Tasarrufun önemi ve yöntemleri</text:p>
            </text:list-item>
            <text:list-item>
              <text:p text:style-name="P4">Acil durum fonu oluşturma</text:p>
            </text:list-item>
            <text:list-item>
              <text:p text:style-name="P4">Kısa, orta ve uzun vadeli hedefler</text:p>
            </text:list-item>
          </text:list>
        </text:list-item>
        <text:list-item>
          <text:p text:style-name="P4">Uygulama:</text:p>
          <text:list>
            <text:list-item>
              <text:p text:style-name="P4">Tasarruf planı hazırlama (örnek gelir üzerinden)</text:p>
            </text:list-item>
          </text:list>
        </text:list-item>
        <text:list-item>
          <text:p text:style-name="P4">Araç:</text:p>
          <text:list>
            <text:list-item>
              <text:p text:style-name="P4">Dijital: “YNAB” (You Need A Budget) benzeri simülasyon</text:p>
            </text:list-item>
            <text:list-item>
              <text:p text:style-name="P4">Fiziksel: Tasarruf kutusu ve hedef kartları</text:p>
            </text:list-item>
          </text:list>
        </text:list-item>
      </text:list>
      <text:p text:style-name="Horizontal_20_Line"/>
      <text:h text:style-name="Heading_20_4" text:outline-level="4"><text:span text:style-name="Strong_20_Emphasis">Seans 4: Borç ve Kredi Yönetimi</text:span></text:h>
      <text:list text:style-name="L5">
        <text:list-item>
          <text:p text:style-name="P5">Konular:</text:p>
          <text:list>
            <text:list-item>
              <text:p text:style-name="P5">Kredi, kredi kartı ve borç türleri</text:p>
            </text:list-item>
            <text:list-item>
              <text:p text:style-name="P5">Faiz hesaplama ve borç maliyetleri</text:p>
            </text:list-item>
            <text:list-item>
              <text:p text:style-name="P5">Borç yönetimi stratejileri</text:p>
            </text:list-item>
          </text:list>
        </text:list-item>
        <text:list-item>
          <text:p text:style-name="P5">Uygulama:</text:p>
          <text:list>
            <text:list-item>
              <text:p text:style-name="P5">Borç geri ödeme planı oluşturma ve simülasyonu</text:p>
            </text:list-item>
          </text:list>
        </text:list-item>
        <text:list-item>
          <text:p text:style-name="P5">Araç:</text:p>
          <text:list>
            <text:list-item>
              <text:p text:style-name="P5">Excel faiz hesaplayıcı, <text:span text:style-name="Strong_20_Emphasis">Masa oyunu:</text:span> Payday</text:p>
            </text:list-item>
          </text:list>
        </text:list-item>
      </text:list>
      <text:p text:style-name="Horizontal_20_Line"/>
      <text:h text:style-name="Heading_20_4" text:outline-level="4"><text:span text:style-name="Strong_20_Emphasis">Seans 5: Bankacılık ve Finansal Ürünler</text:span></text:h>
      <text:list text:style-name="L6">
        <text:list-item>
          <text:p text:style-name="P6">Konular:</text:p>
          <text:list>
            <text:list-item>
              <text:p text:style-name="P6">Banka hesap türleri, vadesiz/vadeli hesaplar</text:p>
            </text:list-item>
            <text:list-item>
              <text:p text:style-name="P6">Mevduat, bono ve diğer temel finansal araçlar</text:p>
            </text:list-item>
            <text:list-item>
              <text:p text:style-name="P6">Dijital bankacılık ve online ödeme sistemleri</text:p>
            </text:list-item>
          </text:list>
        </text:list-item>
        <text:list-item>
          <text:p text:style-name="P6">Uygulama:</text:p>
          <text:list>
            <text:list-item>
              <text:p text:style-name="P6">Farklı finansal ürünlerin karşılaştırılması ve seçim</text:p>
            </text:list-item>
          </text:list>
        </text:list-item>
        <text:list-item>
          <text:p text:style-name="P6">Araç:</text:p>
          <text:list>
            <text:list-item>
              <text:p text:style-name="P6">Online simülasyon uygulamaları veya basit quizler</text:p>
            </text:list-item>
          </text:list>
        </text:list-item>
      </text:list>
      <text:h text:style-name="Heading_20_4" text:outline-level="4"><text:soft-page-break/><text:span text:style-name="Strong_20_Emphasis">Seans 6: Yatırım Temelleri</text:span></text:h>
      <text:list text:style-name="L7">
        <text:list-item>
          <text:p text:style-name="P7">Konular:</text:p>
          <text:list>
            <text:list-item>
              <text:p text:style-name="P7">Yatırım araçları: hisse senedi, tahvil, yatırım fonu, kripto vb.</text:p>
            </text:list-item>
            <text:list-item>
              <text:p text:style-name="P7">Risk ve getiri ilişkisi</text:p>
            </text:list-item>
            <text:list-item>
              <text:p text:style-name="P7">Temel yatırım stratejileri</text:p>
            </text:list-item>
          </text:list>
        </text:list-item>
        <text:list-item>
          <text:p text:style-name="P7">Uygulama:</text:p>
          <text:list>
            <text:list-item>
              <text:p text:style-name="P7">Sanal portföy oluşturma ve takip etme</text:p>
            </text:list-item>
          </text:list>
        </text:list-item>
        <text:list-item>
          <text:p text:style-name="P7">Araç:</text:p>
          <text:list>
            <text:list-item>
              <text:p text:style-name="P7"><text:span text:style-name="Strong_20_Emphasis">Bilgisayar oyunu/simülasyon:</text:span> MarketSim, Investopedia Simulator</text:p>
            </text:list-item>
          </text:list>
        </text:list-item>
      </text:list>
      <text:p text:style-name="Horizontal_20_Line"/>
      <text:h text:style-name="Heading_20_4" text:outline-level="4"><text:span text:style-name="Strong_20_Emphasis">Seans 7: Sigorta ve Finansal Güvence</text:span></text:h>
      <text:list text:style-name="L8">
        <text:list-item>
          <text:p text:style-name="P8">Konular:</text:p>
          <text:list>
            <text:list-item>
              <text:p text:style-name="P8">Sigorta türleri ve önemi</text:p>
            </text:list-item>
            <text:list-item>
              <text:p text:style-name="P8">Sağlık, hayat, mal ve araç sigortası</text:p>
            </text:list-item>
            <text:list-item>
              <text:p text:style-name="P8">Risk yönetimi ve güvence sağlama</text:p>
            </text:list-item>
          </text:list>
        </text:list-item>
        <text:list-item>
          <text:p text:style-name="P8">Uygulama:</text:p>
          <text:list>
            <text:list-item>
              <text:p text:style-name="P8">Sigorta ihtiyaç analizi ve maliyet karşılaştırması</text:p>
            </text:list-item>
          </text:list>
        </text:list-item>
        <text:list-item>
          <text:p text:style-name="P8">Araç:</text:p>
          <text:list>
            <text:list-item>
              <text:p text:style-name="P8">Karar simülasyonu veya grup tartışması</text:p>
            </text:list-item>
          </text:list>
        </text:list-item>
      </text:list>
      <text:p text:style-name="Horizontal_20_Line"/>
      <text:h text:style-name="Heading_20_4" text:outline-level="4"><text:span text:style-name="Strong_20_Emphasis">Seans 8: Finansal Planlama ve Gelecek Tasarımı</text:span></text:h>
      <text:list text:style-name="L9">
        <text:list-item>
          <text:p text:style-name="P9">Konular:</text:p>
          <text:list>
            <text:list-item>
              <text:p text:style-name="P9">Kısa ve uzun vadeli finansal hedefler</text:p>
            </text:list-item>
            <text:list-item>
              <text:p text:style-name="P9">Emeklilik planlaması ve yatırımda süreklilik</text:p>
            </text:list-item>
            <text:list-item>
              <text:p text:style-name="P9">Finansal bağımsızlık ve tasarruf stratejileri</text:p>
            </text:list-item>
          </text:list>
        </text:list-item>
        <text:list-item>
          <text:p text:style-name="P9">Uygulama:</text:p>
          <text:list>
            <text:list-item>
              <text:p text:style-name="P9">5 yıl, 10 yıl finansal planı hazırlama</text:p>
            </text:list-item>
          </text:list>
        </text:list-item>
        <text:list-item>
          <text:p text:style-name="P9">Araç:</text:p>
          <text:list>
            <text:list-item>
              <text:p text:style-name="P10">Excel planlayıcı veya interaktif simülasyon</text:p>
            </text:list-item>
          </text:list>
        </text:list-item>
      </text:list>
      <text:h text:style-name="P11" text:outline-level="3"><text:soft-page-break/><text:span text:style-name="Strong_20_Emphasis">4. Önerilen Bilgisayar ve Masa Oyunları</text:span></text:h>
      <text:list text:style-name="L10">
        <text:list-item>
          <text:p text:style-name="P12"><text:span text:style-name="Strong_20_Emphasis">Bilgisayar:</text:span></text:p>
          <text:list>
            <text:list-item>
              <text:p text:style-name="P12">Investopedia Stock Simulator</text:p>
            </text:list-item>
            <text:list-item>
              <text:p text:style-name="P12">YNAB (You Need a Budget)</text:p>
            </text:list-item>
            <text:list-item>
              <text:p text:style-name="P12">Monopoly dijital sürümleri</text:p>
            </text:list-item>
            <text:list-item>
              <text:p text:style-name="P12">MarketSim</text:p>
            </text:list-item>
          </text:list>
        </text:list-item>
        <text:list-item>
          <text:p text:style-name="P12"><text:span text:style-name="Strong_20_Emphasis">Masa Oyunları:</text:span></text:p>
          <text:list>
            <text:list-item>
              <text:p text:style-name="P12">Monopoly (para yönetimi, yatırım ve borç yönetimi)</text:p>
            </text:list-item>
            <text:list-item>
              <text:p text:style-name="P12">The Game of Life (yaşam ve finansal karar simülasyonu)</text:p>
            </text:list-item>
            <text:list-item>
              <text:p text:style-name="P12">Payday (borç ve gelir yönetimi)</text:p>
            </text:list-item>
            <text:list-item>
              <text:p text:style-name="P12">Cashflow 101 (Robert Kiyosaki, yatırım ve nakit akışı simülasyonu)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Öğretilecek Ana Konular</text:span></text:h>
      <text:list text:style-name="L11">
        <text:list-item>
          <text:p text:style-name="P13">Gelir ve gider yönetimi</text:p>
        </text:list-item>
        <text:list-item>
          <text:p text:style-name="P13">Bütçe oluşturma ve tasarruf stratejileri</text:p>
        </text:list-item>
        <text:list-item>
          <text:p text:style-name="P13">Borç yönetimi ve kredi kullanımı</text:p>
        </text:list-item>
        <text:list-item>
          <text:p text:style-name="P13">Bankacılık ve finansal ürünler</text:p>
        </text:list-item>
        <text:list-item>
          <text:p text:style-name="P13">Yatırım temelleri ve risk yönetimi</text:p>
        </text:list-item>
        <text:list-item>
          <text:p text:style-name="P13">Sigorta ve finansal güvence</text:p>
        </text:list-item>
        <text:list-item>
          <text:p text:style-name="P13">Kısa ve uzun vadeli finansal planlama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2:44:54.721469418</meta:creation-date>
    <dc:date>2025-12-11T12:10:48.624375900</dc:date>
    <meta:editing-duration>PT3M28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100" meta:word-count="523" meta:character-count="3166" meta:non-whitespace-character-count="2830"/>
  </office:meta>
</office:document-meta>
</file>